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4.3492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5291in"/>
    </style:style>
    <style:style style:name="co6" style:family="table-column">
      <style:table-column-properties fo:break-before="auto" style:column-width="0.6134in"/>
    </style:style>
    <style:style style:name="co7" style:family="table-column">
      <style:table-column-properties fo:break-before="auto" style:column-width="0.5374in"/>
    </style:style>
    <style:style style:name="co8" style:family="table-column">
      <style:table-column-properties fo:break-before="auto" style:column-width="0.6634in"/>
    </style:style>
    <style:style style:name="co9" style:family="table-column">
      <style:table-column-properties fo:break-before="auto" style:column-width="0.7972in"/>
    </style:style>
    <style:style style:name="co10" style:family="table-column">
      <style:table-column-properties fo:break-before="auto" style:column-width="0.5634in"/>
    </style:style>
    <style:style style:name="co11" style:family="table-column">
      <style:table-column-properties fo:break-before="auto" style:column-width="0.7299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4626in"/>
    </style:style>
    <style:style style:name="co14" style:family="table-column">
      <style:table-column-properties fo:break-before="auto" style:column-width="0.4126in"/>
    </style:style>
    <style:style style:name="co15" style:family="table-column">
      <style:table-column-properties fo:break-before="auto" style:column-width="0.5965in"/>
    </style:style>
    <style:style style:name="co16" style:family="table-column">
      <style:table-column-properties fo:break-before="auto" style:column-width="0.445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stf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cal_fat</text:p>
          </table:table-cell>
          <table:table-cell office:value-type="string" calcext:value-type="string">
            <text:p>total_fat</text:p>
          </table:table-cell>
          <table:table-cell office:value-type="string" calcext:value-type="string">
            <text:p>sat_fat</text:p>
          </table:table-cell>
          <table:table-cell office:value-type="string" calcext:value-type="string">
            <text:p>trans_fat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total_carb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vit_a</text:p>
          </table:table-cell>
          <table:table-cell office:value-type="string" calcext:value-type="string">
            <text:p>vit_c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sal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Artisan Grilled Chicken Sandwich</text:p>
          </table:table-cell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0" calcext:value-type="float">
            <text:p>111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Single Bacon Smokehouse Burger</text:p>
          </table:table-cell>
          <table:table-cell office:value-type="float" office:value="840" calcext:value-type="float">
            <text:p>840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130" calcext:value-type="float">
            <text:p>130</text:p>
          </table:table-cell>
          <table:table-cell office:value-type="float" office:value="1580" calcext:value-type="float">
            <text:p>158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Double Bacon Smokehouse Burger</text:p>
          </table:table-cell>
          <table:table-cell office:value-type="float" office:value="1130" calcext:value-type="float">
            <text:p>1130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920" calcext:value-type="float">
            <text:p>192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rilled Bacon Smokehouse Chicken Sandwich</text:p>
          </table:table-cell>
          <table:table-cell office:value-type="float" office:value="750" calcext:value-type="float">
            <text:p>75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55" calcext:value-type="float">
            <text:p>155</text:p>
          </table:table-cell>
          <table:table-cell office:value-type="float" office:value="1940" calcext:value-type="float">
            <text:p>194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rispy Bacon Smokehouse Chicken Sandwich</text:p>
          </table:table-cell>
          <table:table-cell office:value-type="float" office:value="920" calcext:value-type="float">
            <text:p>920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 office:value-type="float" office:value="1980" calcext:value-type="float">
            <text:p>198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Big Mac</text:p>
          </table:table-cell>
          <table:table-cell office:value-type="float" office:value="540" calcext:value-type="float">
            <text:p>54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50" calcext:value-type="float">
            <text:p>9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heeseburger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lassic Chicken Sandwich</text:p>
          </table:table-cell>
          <table:table-cell office:value-type="float" office:value="510" calcext:value-type="float">
            <text:p>510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40" calcext:value-type="float">
            <text:p>104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Double Cheeseburger</text:p>
          </table:table-cell>
          <table:table-cell office:value-type="float" office:value="430" calcext:value-type="float">
            <text:p>43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40" calcext:value-type="float">
            <text:p>104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Double Quarter Pounder® with Cheese</text:p>
          </table:table-cell>
          <table:table-cell office:value-type="float" office:value="770" calcext:value-type="float">
            <text:p>77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175" calcext:value-type="float">
            <text:p>175</text:p>
          </table:table-cell>
          <table:table-cell office:value-type="float" office:value="1290" calcext:value-type="float">
            <text:p>129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Filet-O-Fish®</text:p>
          </table:table-cell>
          <table:table-cell office:value-type="float" office:value="380" calcext:value-type="float">
            <text:p>380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arlic White Cheddar Burger</text:p>
          </table:table-cell>
          <table:table-cell office:value-type="float" office:value="620" calcext:value-type="float">
            <text:p>62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95" calcext:value-type="float">
            <text:p>95</text:p>
          </table:table-cell>
          <table:table-cell office:value-type="float" office:value="790" calcext:value-type="float">
            <text:p>79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rilled Garlic White Cheddar Chicken Sandwich</text:p>
          </table:table-cell>
          <table:table-cell office:value-type="float" office:value="530" calcext:value-type="float">
            <text:p>53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50" calcext:value-type="float">
            <text:p>11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rispy Garlic White Cheddar Chicken Sandwich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90" calcext:value-type="float">
            <text:p>119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Hamburger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Lobster Roll</text:p>
          </table:table-cell>
          <table:table-cell office:value-type="float" office:value="290" calcext:value-type="float">
            <text:p>29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Maple Bacon Dijon 1/4 lb Burger</text:p>
          </table:table-cell>
          <table:table-cell office:value-type="float" office:value="640" calcext:value-type="float">
            <text:p>640</text:p>
          </table:table-cell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110" calcext:value-type="float">
            <text:p>110</text:p>
          </table:table-cell>
          <table:table-cell office:value-type="float" office:value="1260" calcext:value-type="float">
            <text:p>12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rilled Maple Bacon Dijon Chicken Sandwich</text:p>
          </table:table-cell>
          <table:table-cell office:value-type="float" office:value="580" calcext:value-type="float">
            <text:p>58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890" calcext:value-type="float">
            <text:p>189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rispy Maple Bacon Dijon Chicken Sandwich</text:p>
          </table:table-cell>
          <table:table-cell office:value-type="float" office:value="740" calcext:value-type="float">
            <text:p>740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office:value-type="float" office:value="1780" calcext:value-type="float">
            <text:p>178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McChicken</text:p>
          </table:table-cell>
          <table:table-cell office:value-type="float" office:value="350" calcext:value-type="float">
            <text:p>35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McDouble</text:p>
          </table:table-cell>
          <table:table-cell office:value-type="float" office:value="380" calcext:value-type="float">
            <text:p>38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McRib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70" calcext:value-type="float">
            <text:p>87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ico Guacamole 1/4 lb Burger</text:p>
          </table:table-cell>
          <table:table-cell office:value-type="float" office:value="580" calcext:value-type="float">
            <text:p>580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95" calcext:value-type="float">
            <text:p>95</text:p>
          </table:table-cell>
          <table:table-cell office:value-type="float" office:value="920" calcext:value-type="float">
            <text:p>92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rilled Pico Guacamole Chicken Sandwich</text:p>
          </table:table-cell>
          <table:table-cell office:value-type="float" office:value="520" calcext:value-type="float">
            <text:p>52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40" calcext:value-type="float">
            <text:p>15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rispy Pico Guacamole Chicken Sandwich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30" calcext:value-type="float">
            <text:p>143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Buttermilk Crispy Chicken Deluxe Sandwich</text:p>
          </table:table-cell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Crispy Chicken Deluxe Sandwich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Quarter Pounder® with Cheese</text:p>
          </table:table-cell>
          <table:table-cell office:value-type="float" office:value="530" calcext:value-type="float">
            <text:p>530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1090" calcext:value-type="float">
            <text:p>109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Signature Sriracha Burger</text:p>
          </table:table-cell>
          <table:table-cell office:value-type="float" office:value="670" calcext:value-type="float">
            <text:p>670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95" calcext:value-type="float">
            <text:p>95</text:p>
          </table:table-cell>
          <table:table-cell office:value-type="float" office:value="1010" calcext:value-type="float">
            <text:p>10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rilled Signature Sriracha Chicken Sandwich</text:p>
          </table:table-cell>
          <table:table-cell office:value-type="float" office:value="560" calcext:value-type="float">
            <text:p>56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50" calcext:value-type="float">
            <text:p>155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rispy Signature Sriracha Chicken Sandwich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30" calcext:value-type="float">
            <text:p>143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Sweet BBQ Bacon 1/4 lb Burger</text:p>
          </table:table-cell>
          <table:table-cell office:value-type="float" office:value="690" calcext:value-type="float">
            <text:p>690</text:p>
          </table:table-cell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110" calcext:value-type="float">
            <text:p>110</text:p>
          </table:table-cell>
          <table:table-cell office:value-type="float" office:value="1310" calcext:value-type="float">
            <text:p>131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Grilled Sweet BBQ Bacon Chicken Sandwich</text:p>
          </table:table-cell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930" calcext:value-type="float">
            <text:p>193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Crispy Sweet BBQ Bacon Chicken Sandwich</text:p>
          </table:table-cell>
          <table:table-cell office:value-type="float" office:value="800" calcext:value-type="float">
            <text:p>80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office:value-type="float" office:value="1820" calcext:value-type="float">
            <text:p>182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3 piece Buttermilk Crispy Chicken Tenders</text:p>
          </table:table-cell>
          <table:table-cell office:value-type="float" office:value="370" calcext:value-type="float">
            <text:p>37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 piece Buttermilk Crispy Chicken Tenders</text:p>
          </table:table-cell>
          <table:table-cell office:value-type="float" office:value="480" calcext:value-type="float">
            <text:p>48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90" calcext:value-type="float">
            <text:p>12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6 piece Buttermilk Crispy Chicken Tenders</text:p>
          </table:table-cell>
          <table:table-cell office:value-type="float" office:value="760" calcext:value-type="float">
            <text:p>760</text:p>
          </table:table-cell>
          <table:table-cell office:value-type="float" office:value="390" calcext:value-type="float">
            <text:p>39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10 piece Buttermilk Crispy Chicken Tenders</text:p>
          </table:table-cell>
          <table:table-cell office:value-type="float" office:value="1210" calcext:value-type="float">
            <text:p>1210</text:p>
          </table:table-cell>
          <table:table-cell office:value-type="float" office:value="630" calcext:value-type="float">
            <text:p>63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230" calcext:value-type="float">
            <text:p>32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12 piece Buttermilk Crispy Chicken Tenders</text:p>
          </table:table-cell>
          <table:table-cell office:value-type="float" office:value="1510" calcext:value-type="float">
            <text:p>1510</text:p>
          </table:table-cell>
          <table:table-cell office:value-type="float" office:value="790" calcext:value-type="float">
            <text:p>79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20 piece Buttermilk Crispy Chicken Tenders</text:p>
          </table:table-cell>
          <table:table-cell office:value-type="float" office:value="2430" calcext:value-type="float">
            <text:p>2430</text:p>
          </table:table-cell>
          <table:table-cell office:value-type="float" office:value="1270" calcext:value-type="float">
            <text:p>127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6080" calcext:value-type="float">
            <text:p>608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 Piece Chicken McNugget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6 Piece Chicken McNuggets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10 Piece Chicken McNuggets</text:p>
          </table:table-cell>
          <table:table-cell office:value-type="float" office:value="440" calcext:value-type="float">
            <text:p>440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20 Piece Chicken McNuggets</text:p>
          </table:table-cell>
          <table:table-cell office:value-type="float" office:value="890" calcext:value-type="float">
            <text:p>890</text:p>
          </table:table-cell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680" calcext:value-type="float">
            <text:p>168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0 piece Chicken McNuggets</text:p>
          </table:table-cell>
          <table:table-cell office:value-type="float" office:value="1770" calcext:value-type="float">
            <text:p>1770</text:p>
          </table:table-cell>
          <table:table-cell office:value-type="float" office:value="960" calcext:value-type="float">
            <text:p>960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office:value-type="float" office:value="3370" calcext:value-type="float">
            <text:p>337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 piece Sweet N' Spicy Honey BBQ Glazed Tenders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780" calcext:value-type="float">
            <text:p>178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6 piece Sweet N' Spicy Honey BBQ Glazed Tenders</text:p>
          </table:table-cell>
          <table:table-cell office:value-type="float" office:value="960" calcext:value-type="float">
            <text:p>96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670" calcext:value-type="float">
            <text:p>267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10 piece Sweet N' Spicy Honey BBQ Glazed Tenders</text:p>
          </table:table-cell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450" calcext:value-type="float">
            <text:p>445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Asian Salad w/o Chicken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Asian Salad w/ Grilled Chicken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Asian Salad w/ Crispy Chicken</text:p>
          </table:table-cell>
          <table:table-cell office:value-type="float" office:value="490" calcext:value-type="float">
            <text:p>49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20" calcext:value-type="float">
            <text:p>11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Bacon Ranch Salad w/o Chicken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Bacon Ranch Salad w/ Grilled Chicken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30" calcext:value-type="float">
            <text:p>12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Bacon Ranch Salad w/ Crispy Chicken</text:p>
          </table:table-cell>
          <table:table-cell office:value-type="float" office:value="490" calcext:value-type="float">
            <text:p>49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20" calcext:value-type="float">
            <text:p>11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Southwest Salad w/o Chicken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Southwest Salad w/ Grilled Chicken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70" calcext:value-type="float">
            <text:p>107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Premium Southwest Salad w/ Crispy Chicken</text:p>
          </table:table-cell>
          <table:table-cell office:value-type="float" office:value="520" calcext:value-type="float">
            <text:p>520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argrilled Chicken Club Sandwich</text:p>
          </table:table-cell>
          <table:table-cell office:value-type="float" office:value="430" calcext:value-type="float">
            <text:p>43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0" calcext:value-type="float">
            <text:p>11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argrilled Chicken Sandwich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20" calcext:value-type="float">
            <text:p>8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ick-n-Slider</text:p>
          </table:table-cell>
          <table:table-cell office:value-type="float" office:value="270" calcext:value-type="float">
            <text:p>27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1 Piece Chick-n-Strips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2 Piece Chick-n-Strips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30" calcext:value-type="float">
            <text:p>6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3 Piece Chick-n-Strips</text:p>
          </table:table-cell>
          <table:table-cell office:value-type="float" office:value="350" calcext:value-type="float">
            <text:p>350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40" calcext:value-type="float">
            <text:p>9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4 piece Chick-n-Strips</text:p>
          </table:table-cell>
          <table:table-cell office:value-type="float" office:value="470" calcext:value-type="float">
            <text:p>470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50" calcext:value-type="float">
            <text:p>12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icken Deluxe</text:p>
          </table:table-cell>
          <table:table-cell office:value-type="float" office:value="500" calcext:value-type="float">
            <text:p>500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90" calcext:value-type="float">
            <text:p>159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4 piece Chicken Nuggets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6 piece Chicken Nuggets</text:p>
          </table:table-cell>
          <table:table-cell office:value-type="float" office:value="190" calcext:value-type="float">
            <text:p>19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30" calcext:value-type="float">
            <text:p>7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8 piece Chicken Nuggets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12 piece Chicken Nuggets</text:p>
          </table:table-cell>
          <table:table-cell office:value-type="float" office:value="390" calcext:value-type="float">
            <text:p>390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60" calcext:value-type="float">
            <text:p>146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30 piece Chicken Nuggets</text:p>
          </table:table-cell>
          <table:table-cell office:value-type="float" office:value="970" calcext:value-type="float">
            <text:p>970</text:p>
          </table:table-cell>
          <table:table-cell office:value-type="float" office:value="414" calcext:value-type="float">
            <text:p>414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60" calcext:value-type="float">
            <text:p>366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icken Salad Sandwich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30" calcext:value-type="float">
            <text:p>113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icken Sandwich</text:p>
          </table:table-cell>
          <table:table-cell office:value-type="float" office:value="440" calcext:value-type="float">
            <text:p>440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4 Piece Grilled Chicken Nuggets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6 Piece Grilled Chicken Nuggets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8 piece Grilled Chicken Nuggets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12 Piece Grilled Chicken Nuggets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Spicy Grilled Chicken Sub Sandwich</text:p>
          </table:table-cell>
          <table:table-cell office:value-type="float" office:value="430" calcext:value-type="float">
            <text:p>43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10" calcext:value-type="float">
            <text:p>13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Regular Grilled Chicken Sub Sandwich</text:p>
          </table:table-cell>
          <table:table-cell office:value-type="float" office:value="450" calcext:value-type="float">
            <text:p>45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Smokehouse BBQ Bacon Sandwich</text:p>
          </table:table-cell>
          <table:table-cell office:value-type="float" office:value="500" calcext:value-type="float">
            <text:p>500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00" calcext:value-type="float">
            <text:p>120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Spicy Chicken Sandwich</text:p>
          </table:table-cell>
          <table:table-cell office:value-type="float" office:value="450" calcext:value-type="float">
            <text:p>450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20" calcext:value-type="float">
            <text:p>16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Spicy Deluxe</text:p>
          </table:table-cell>
          <table:table-cell office:value-type="float" office:value="540" calcext:value-type="float">
            <text:p>540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60" calcext:value-type="float">
            <text:p>176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argrilled Chicken Cool Wrap</text:p>
          </table:table-cell>
          <table:table-cell office:value-type="float" office:value="350" calcext:value-type="float">
            <text:p>35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icken Enchiladas Meal Kit</text:p>
          </table:table-cell>
          <table:table-cell office:value-type="float" office:value="860" calcext:value-type="float">
            <text:p>860</text:p>
          </table:table-cell>
          <table:table-cell office:value-type="float" office:value="423" calcext:value-type="float">
            <text:p>42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20" calcext:value-type="float">
            <text:p>25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ick Fil-A</text:p>
          </table:table-cell>
          <table:table-cell office:value-type="string" calcext:value-type="string">
            <text:p>Chicken Parmesan Meal Kit</text:p>
          </table:table-cell>
          <table:table-cell office:value-type="float" office:value="720" calcext:value-type="float">
            <text:p>720</text:p>
          </table:table-cell>
          <table:table-cell office:value-type="float" office:value="279" calcext:value-type="float">
            <text:p>27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80" calcext:value-type="float">
            <text:p>17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tch Green Chile Cheeseburger</text:p>
          </table:table-cell>
          <table:table-cell office:value-type="float" office:value="710" calcext:value-type="float">
            <text:p>710</text:p>
          </table:table-cell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120" calcext:value-type="float">
            <text:p>11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Jalapeno Burger</text:p>
          </table:table-cell>
          <table:table-cell office:value-type="float" office:value="640" calcext:value-type="float">
            <text:p>640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30" calcext:value-type="float">
            <text:p>9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Jr. Burger</text:p>
          </table:table-cell>
          <table:table-cell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40" calcext:value-type="float">
            <text:p>6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Jr. Chili Cheeseburger</text:p>
          </table:table-cell>
          <table:table-cell office:value-type="float" office:value="410" calcext:value-type="float">
            <text:p>41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5" calcext:value-type="float">
            <text:p>55</text:p>
          </table:table-cell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Jr. Deluxe Burger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Jr. Deluxe Cheeseburger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Jr. Double Cheeseburger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Bacon Cheeseburger (w/mayo)</text:p>
          </table:table-cell>
          <table:table-cell office:value-type="float" office:value="870" calcext:value-type="float">
            <text:p>870</text:p>
          </table:table-cell>
          <table:table-cell office:value-type="float" office:value="530" calcext:value-type="float">
            <text:p>53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Burger W/ Mustard</text:p>
          </table:table-cell>
          <table:table-cell office:value-type="float" office:value="640" calcext:value-type="float">
            <text:p>640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Burger W/ Ketchup</text:p>
          </table:table-cell>
          <table:table-cell office:value-type="float" office:value="650" calcext:value-type="float">
            <text:p>650</text:p>
          </table:table-cell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Burger W/ Mayonnaise</text:p>
          </table:table-cell>
          <table:table-cell office:value-type="float" office:value="740" calcext:value-type="float">
            <text:p>740</text:p>
          </table:table-cell>
          <table:table-cell office:value-type="float" office:value="430" calcext:value-type="float">
            <text:p>43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60" calcext:value-type="float">
            <text:p>76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Cheeseburger W/ Mustard</text:p>
          </table:table-cell>
          <table:table-cell office:value-type="float" office:value="710" calcext:value-type="float">
            <text:p>710</text:p>
          </table:table-cell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120" calcext:value-type="float">
            <text:p>112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Cheeseburger W/ Ketchup</text:p>
          </table:table-cell>
          <table:table-cell office:value-type="float" office:value="720" calcext:value-type="float">
            <text:p>720</text:p>
          </table:table-cell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190" calcext:value-type="float">
            <text:p>119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onic Cheeseburger W/ Mayonnaise</text:p>
          </table:table-cell>
          <table:table-cell office:value-type="float" office:value="800" calcext:value-type="float">
            <text:p>800</text:p>
          </table:table-cell>
          <table:table-cell office:value-type="float" office:value="480" calcext:value-type="float">
            <text:p>48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90" calcext:value-type="float">
            <text:p>109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uper Sonic Bacon Double Cheeseburger (w/mayo)</text:p>
          </table:table-cell>
          <table:table-cell office:value-type="float" office:value="1280" calcext:value-type="float">
            <text:p>1280</text:p>
          </table:table-cell>
          <table:table-cell office:value-type="float" office:value="830" calcext:value-type="float">
            <text:p>83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1630" calcext:value-type="float">
            <text:p>163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uper Sonic Double Cheeseburger W/ Mustard</text:p>
          </table:table-cell>
          <table:table-cell office:value-type="float" office:value="1120" calcext:value-type="float">
            <text:p>1120</text:p>
          </table:table-cell>
          <table:table-cell office:value-type="float" office:value="680" calcext:value-type="float">
            <text:p>68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1550" calcext:value-type="float">
            <text:p>155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uper Sonic Double Cheeseburger W/ Ketchup</text:p>
          </table:table-cell>
          <table:table-cell office:value-type="float" office:value="1130" calcext:value-type="float">
            <text:p>1130</text:p>
          </table:table-cell>
          <table:table-cell office:value-type="float" office:value="680" calcext:value-type="float">
            <text:p>68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1620" calcext:value-type="float">
            <text:p>162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uper Sonic Double Cheeseburger W/ Mayo</text:p>
          </table:table-cell>
          <table:table-cell office:value-type="float" office:value="1220" calcext:value-type="float">
            <text:p>1220</text:p>
          </table:table-cell>
          <table:table-cell office:value-type="float" office:value="780" calcext:value-type="float">
            <text:p>78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520" calcext:value-type="float">
            <text:p>152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uper Sonic Jalapeno Double Cheeseburger</text:p>
          </table:table-cell>
          <table:table-cell office:value-type="float" office:value="1120" calcext:value-type="float">
            <text:p>1120</text:p>
          </table:table-cell>
          <table:table-cell office:value-type="float" office:value="680" calcext:value-type="float">
            <text:p>680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1690" calcext:value-type="float">
            <text:p>169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Veggie Burger W/ Ketchup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10" calcext:value-type="float">
            <text:p>141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Veggie Burger With Mustard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Veggie Burger W/ Mustard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rilled Asiago Caesar Chicken Club Sandwich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570" calcext:value-type="float">
            <text:p>157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rispy Asiago Caesar Chicken Club Sandwich</text:p>
          </table:table-cell>
          <table:table-cell office:value-type="float" office:value="680" calcext:value-type="float">
            <text:p>680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20" calcext:value-type="float">
            <text:p>112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rilled Chicken Sandwich</text:p>
          </table:table-cell>
          <table:table-cell office:value-type="float" office:value="430" calcext:value-type="float">
            <text:p>43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40" calcext:value-type="float">
            <text:p>94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rispy Chicken Sandwich</text:p>
          </table:table-cell>
          <table:table-cell office:value-type="float" office:value="570" calcext:value-type="float">
            <text:p>570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hicken Strip Sandwich</text:p>
          </table:table-cell>
          <table:table-cell office:value-type="float" office:value="450" calcext:value-type="float">
            <text:p>45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40" calcext:value-type="float">
            <text:p>74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3 Piece Crispy Chicken Tender Dinner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5 Piece Crispy Chicken Tender Dinner</text:p>
          </table:table-cell>
          <table:table-cell office:value-type="float" office:value="470" calcext:value-type="float">
            <text:p>47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Deluxe Ultimate Chicken Sandwich</text:p>
          </table:table-cell>
          <table:table-cell office:value-type="float" office:value="740" calcext:value-type="float">
            <text:p>740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50" calcext:value-type="float">
            <text:p>155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Buffalo Dunked Ultimate Chicken Sandwich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25" calcext:value-type="float">
            <text:p>125</text:p>
          </table:table-cell>
          <table:table-cell office:value-type="float" office:value="4520" calcext:value-type="float">
            <text:p>45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arlic Parmesan Dunked Ultimate Chicken Sandwich</text:p>
          </table:table-cell>
          <table:table-cell office:value-type="float" office:value="1350" calcext:value-type="float">
            <text:p>135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180" calcext:value-type="float">
            <text:p>218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mall Jumbo Popcorn Chicken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50" calcext:value-type="float">
            <text:p>125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Large Jumbo Popcorn Chicken</text:p>
          </table:table-cell>
          <table:table-cell office:value-type="float" office:value="560" calcext:value-type="float">
            <text:p>56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890" calcext:value-type="float">
            <text:p>189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Small Spicy Jumbo Popcorn Chicken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60" calcext:value-type="float">
            <text:p>8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Large Spicy Jumbo Popcorn Chicken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3 Piece Super Crunch Chicken Strip Dinner</text:p>
          </table:table-cell>
          <table:table-cell office:value-type="float" office:value="970" calcext:value-type="float">
            <text:p>970</text:p>
          </table:table-cell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160" calcext:value-type="float">
            <text:p>2160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4 Piece Super Crunch Chicken Strip Dinner</text:p>
          </table:table-cell>
          <table:table-cell office:value-type="float" office:value="1080" calcext:value-type="float">
            <text:p>1080</text:p>
          </table:table-cell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390" calcext:value-type="float">
            <text:p>239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5 Piece Super Crunch Chicken Strip Dinner</text:p>
          </table:table-cell>
          <table:table-cell office:value-type="float" office:value="1190" calcext:value-type="float">
            <text:p>1190</text:p>
          </table:table-cell>
          <table:table-cell office:value-type="float" office:value="510" calcext:value-type="float">
            <text:p>5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610" calcext:value-type="float">
            <text:p>2610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3 Piece Super Crunch Chicken Strips</text:p>
          </table:table-cell>
          <table:table-cell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70" calcext:value-type="float">
            <text:p>67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4 Piece Super Crunch Chicken Strips</text:p>
          </table:table-cell>
          <table:table-cell office:value-type="float" office:value="440" calcext:value-type="float">
            <text:p>44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5 Piece Super Crunch Chicken Strips</text:p>
          </table:table-cell>
          <table:table-cell office:value-type="float" office:value="550" calcext:value-type="float">
            <text:p>55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20" calcext:value-type="float">
            <text:p>112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Traditional Ultimate Chicken Sandwich</text:p>
          </table:table-cell>
          <table:table-cell office:value-type="float" office:value="730" calcext:value-type="float">
            <text:p>730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40" calcext:value-type="float">
            <text:p>154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Ultimate Chicken Club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All Beef All-american Style Dog – 6"</text:p>
          </table:table-cell>
          <table:table-cell office:value-type="float" office:value="370" calcext:value-type="float">
            <text:p>37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80" calcext:value-type="float">
            <text:p>11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All Beef Chicago Dog – 6"</text:p>
          </table:table-cell>
          <table:table-cell office:value-type="float" office:value="430" calcext:value-type="float">
            <text:p>43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0" calcext:value-type="float">
            <text:p>23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All Beef Chili Cheese Coney – 6"</text:p>
          </table:table-cell>
          <table:table-cell office:value-type="float" office:value="410" calcext:value-type="float">
            <text:p>41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All Beef New York Dog – 6"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All Beef Regular Hot Dog – 6"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70" calcext:value-type="float">
            <text:p>8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heesy Bacon Pretzel Dog - 6 In.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10" calcext:value-type="float">
            <text:p>14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Corn Dog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Footlong Quarter Pound Coney</text:p>
          </table:table-cell>
          <table:table-cell office:value-type="float" office:value="830" calcext:value-type="float">
            <text:p>830</text:p>
          </table:table-cell>
          <table:table-cell office:value-type="float" office:value="490" calcext:value-type="float">
            <text:p>490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940" calcext:value-type="float">
            <text:p>194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The Original Pretzel Dog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10" calcext:value-type="float">
            <text:p>9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Arby's Melt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0" calcext:value-type="float">
            <text:p>9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Arby-Q Sandwich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30" calcext:value-type="float">
            <text:p>123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eef 'n Cheddar Classic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eef 'n Cheddar Mid</text:p>
          </table:table-cell>
          <table:table-cell office:value-type="float" office:value="630" calcext:value-type="float">
            <text:p>63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ourbon BBQ Brisket Sandwich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460" calcext:value-type="float">
            <text:p>146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ourbon BBQ Chicken Sandwich</text:p>
          </table:table-cell>
          <table:table-cell office:value-type="float" office:value="690" calcext:value-type="float">
            <text:p>69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90" calcext:value-type="float">
            <text:p>199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ourbon BBQ Steak Sandwich</text:p>
          </table:table-cell>
          <table:table-cell office:value-type="float" office:value="690" calcext:value-type="float">
            <text:p>69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90" calcext:value-type="float">
            <text:p>199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uttermilk Buffalo Chicken Sandwich</text:p>
          </table:table-cell>
          <table:table-cell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10" calcext:value-type="float">
            <text:p>21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uttermilk Chicken Bacon &amp; Swiss</text:p>
          </table:table-cell>
          <table:table-cell office:value-type="float" office:value="650" calcext:value-type="float">
            <text:p>65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50" calcext:value-type="float">
            <text:p>17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uttermilk Chicken Cordon Bleu Sandwich</text:p>
          </table:table-cell>
          <table:table-cell office:value-type="float" office:value="690" calcext:value-type="float">
            <text:p>690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uttermilk Crispy Chicken Sandwich</text:p>
          </table:table-cell>
          <table:table-cell office:value-type="float" office:value="550" calcext:value-type="float">
            <text:p>55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80" calcext:value-type="float">
            <text:p>148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Classic French Dip &amp; Swiss/Au Jus</text:p>
          </table:table-cell>
          <table:table-cell office:value-type="float" office:value="540" calcext:value-type="float">
            <text:p>54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Classic Roast Beef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970" calcext:value-type="float">
            <text:p>97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Double Roast Beef</text:p>
          </table:table-cell>
          <table:table-cell office:value-type="float" office:value="510" calcext:value-type="float">
            <text:p>510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95" calcext:value-type="float">
            <text:p>95</text:p>
          </table:table-cell>
          <table:table-cell office:value-type="float" office:value="1610" calcext:value-type="float">
            <text:p>16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Fire-Roasted Philly Steak</text:p>
          </table:table-cell>
          <table:table-cell office:value-type="float" office:value="640" calcext:value-type="float">
            <text:p>64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office:value-type="float" office:value="1950" calcext:value-type="float">
            <text:p>19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Grand Turkey Club</text:p>
          </table:table-cell>
          <table:table-cell office:value-type="float" office:value="480" calcext:value-type="float">
            <text:p>48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10" calcext:value-type="float">
            <text:p>16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Greek Gyro</text:p>
          </table:table-cell>
          <table:table-cell office:value-type="float" office:value="710" calcext:value-type="float">
            <text:p>710</text:p>
          </table:table-cell>
          <table:table-cell office:value-type="float" office:value="390" calcext:value-type="float">
            <text:p>39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60" calcext:value-type="float">
            <text:p>136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Half Pound Beef 'n Cheddar Sandwich</text:p>
          </table:table-cell>
          <table:table-cell office:value-type="float" office:value="740" calcext:value-type="float">
            <text:p>740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530" calcext:value-type="float">
            <text:p>253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Half Pound French Dip &amp; Swiss</text:p>
          </table:table-cell>
          <table:table-cell office:value-type="float" office:value="750" calcext:value-type="float">
            <text:p>750</text:p>
          </table:table-cell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350" calcext:value-type="float">
            <text:p>335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Half Pound Roast Beef Sandwich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40" calcext:value-type="float">
            <text:p>20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Ham &amp; Swiss Melt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30" calcext:value-type="float">
            <text:p>103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Loaded Italian Sandwich</text:p>
          </table:table-cell>
          <table:table-cell office:value-type="float" office:value="680" calcext:value-type="float">
            <text:p>68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270" calcext:value-type="float">
            <text:p>227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Pecan Chicken Salad Flatbread</text:p>
          </table:table-cell>
          <table:table-cell office:value-type="float" office:value="710" calcext:value-type="float">
            <text:p>710</text:p>
          </table:table-cell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office:value-type="float" office:value="980" calcext:value-type="float">
            <text:p>98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Pecan Chicken Salad Sandwich</text:p>
          </table:table-cell>
          <table:table-cell office:value-type="float" office:value="840" calcext:value-type="float">
            <text:p>840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float" office:value="1210" calcext:value-type="float">
            <text:p>121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2 piece Prime-Cut Chicken Tenders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3 piece Prime-Cut Chicken Tenders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50" calcext:value-type="float">
            <text:p>95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5 piece Prime-Cut Chicken Tenders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90" calcext:value-type="float">
            <text:p>159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euben Sandwich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2420" calcext:value-type="float">
            <text:p>242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Beef Gyro</text:p>
          </table:table-cell>
          <table:table-cell office:value-type="float" office:value="550" calcext:value-type="float">
            <text:p>55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90" calcext:value-type="float">
            <text:p>129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Turkey &amp; Swiss Sandwich</text:p>
          </table:table-cell>
          <table:table-cell office:value-type="float" office:value="710" calcext:value-type="float">
            <text:p>710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30" calcext:value-type="float">
            <text:p>193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Turkey &amp; Swiss Wrap</text:p>
          </table:table-cell>
          <table:table-cell office:value-type="float" office:value="520" calcext:value-type="float">
            <text:p>520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40" calcext:value-type="float">
            <text:p>16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Turkey, Ranch &amp; Bacon Sandwich</text:p>
          </table:table-cell>
          <table:table-cell office:value-type="float" office:value="800" calcext:value-type="float">
            <text:p>80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2420" calcext:value-type="float">
            <text:p>242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Turkey, Ranch &amp; Bacon Wrap</text:p>
          </table:table-cell>
          <table:table-cell office:value-type="float" office:value="620" calcext:value-type="float">
            <text:p>62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office:value-type="float" office:value="2130" calcext:value-type="float">
            <text:p>213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Smoke Mountain w/ Beef Short Rib</text:p>
          </table:table-cell>
          <table:table-cell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050" calcext:value-type="float">
            <text:p>205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Smokehouse Beef Short Rib Sandwich</text:p>
          </table:table-cell>
          <table:table-cell office:value-type="float" office:value="590" calcext:value-type="float">
            <text:p>590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510" calcext:value-type="float">
            <text:p>151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Smokehouse Brisket</text:p>
          </table:table-cell>
          <table:table-cell office:value-type="float" office:value="600" calcext:value-type="float">
            <text:p>600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240" calcext:value-type="float">
            <text:p>124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Super Roast Beef</text:p>
          </table:table-cell>
          <table:table-cell office:value-type="float" office:value="430" calcext:value-type="float">
            <text:p>43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Three Cheese Steak Sandwich</text:p>
          </table:table-cell>
          <table:table-cell office:value-type="float" office:value="650" calcext:value-type="float">
            <text:p>65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60" calcext:value-type="float">
            <text:p>176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Triple Decker Sandwich</text:p>
          </table:table-cell>
          <table:table-cell office:value-type="float" office:value="1030" calcext:value-type="float">
            <text:p>1030</text:p>
          </table:table-cell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940" calcext:value-type="float">
            <text:p>294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Turkey Avocado Club</text:p>
          </table:table-cell>
          <table:table-cell office:value-type="float" office:value="730" calcext:value-type="float">
            <text:p>730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40" calcext:value-type="float">
            <text:p>214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Turkey Gyro</text:p>
          </table:table-cell>
          <table:table-cell office:value-type="float" office:value="470" calcext:value-type="float">
            <text:p>47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20" calcext:value-type="float">
            <text:p>152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Ultimate BLT</text:p>
          </table:table-cell>
          <table:table-cell office:value-type="float" office:value="980" calcext:value-type="float">
            <text:p>980</text:p>
          </table:table-cell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30" calcext:value-type="float">
            <text:p>213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Buffalo Chicken Slider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Chicken Tender 'n Cheese Slider</text:p>
          </table:table-cell>
          <table:table-cell office:value-type="float" office:value="290" calcext:value-type="float">
            <text:p>29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Corned Beef 'n Cheese Slider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90" calcext:value-type="float">
            <text:p>89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Ham 'n Cheese Slider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80" calcext:value-type="float">
            <text:p>78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Jalapeno Roast Beef 'n Cheese Slider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Pizza Slider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Beef 'n Cheese Slider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Turkey 'n Cheese Slider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60" calcext:value-type="float">
            <text:p>76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Chopped Side Salad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Crispy Chicken Farmhouse Salad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Greek Gyro Salad</text:p>
          </table:table-cell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Roast Turkey Farmhouse Salad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rbys</text:p>
          </table:table-cell>
          <table:table-cell office:value-type="string" calcext:value-type="string">
            <text:p>Super Greek Salad</text:p>
          </table:table-cell>
          <table:table-cell office:value-type="float" office:value="720" calcext:value-type="float">
            <text:p>720</text:p>
          </table:table-cell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10" calcext:value-type="float">
            <text:p>131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American Brewhouse King</text:p>
          </table:table-cell>
          <table:table-cell office:value-type="float" office:value="1550" calcext:value-type="float">
            <text:p>1550</text:p>
          </table:table-cell>
          <table:table-cell office:value-type="float" office:value="1134" calcext:value-type="float">
            <text:p>1134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05" calcext:value-type="float">
            <text:p>805</text:p>
          </table:table-cell>
          <table:table-cell office:value-type="float" office:value="1820" calcext:value-type="float">
            <text:p>18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&amp; Swiss Sourdough King</text:p>
          </table:table-cell>
          <table:table-cell office:value-type="float" office:value="1000" calcext:value-type="float">
            <text:p>1000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320" calcext:value-type="float">
            <text:p>132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Cheeseburger</text:p>
          </table:table-cell>
          <table:table-cell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Cheeseburger Deluxe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King</text:p>
          </table:table-cell>
          <table:table-cell office:value-type="float" office:value="1040" calcext:value-type="float">
            <text:p>1040</text:p>
          </table:table-cell>
          <table:table-cell office:value-type="float" office:value="630" calcext:value-type="float">
            <text:p>63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20" calcext:value-type="float">
            <text:p>220</text:p>
          </table:table-cell>
          <table:table-cell office:value-type="float" office:value="1900" calcext:value-type="float">
            <text:p>19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King Jr</text:p>
          </table:table-cell>
          <table:table-cell office:value-type="float" office:value="730" calcext:value-type="float">
            <text:p>73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30" calcext:value-type="float">
            <text:p>193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BQ Bacon King</text:p>
          </table:table-cell>
          <table:table-cell office:value-type="float" office:value="1100" calcext:value-type="float">
            <text:p>1100</text:p>
          </table:table-cell>
          <table:table-cell office:value-type="float" office:value="675" calcext:value-type="float">
            <text:p>675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850" calcext:value-type="float">
            <text:p>18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eeseburger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Double Bacon Cheeseburger</text:p>
          </table:table-cell>
          <table:table-cell office:value-type="float" office:value="520" calcext:value-type="float">
            <text:p>52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80" calcext:value-type="float">
            <text:p>118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Double Cheeseburger</text:p>
          </table:table-cell>
          <table:table-cell office:value-type="float" office:value="450" calcext:value-type="float">
            <text:p>45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Double Hamburger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Double Quarter Pound King</text:p>
          </table:table-cell>
          <table:table-cell office:value-type="float" office:value="900" calcext:value-type="float">
            <text:p>900</text:p>
          </table:table-cell>
          <table:table-cell office:value-type="float" office:value="486" calcext:value-type="float">
            <text:p>48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740" calcext:value-type="float">
            <text:p>17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Extra Long Cheeseburger</text:p>
          </table:table-cell>
          <table:table-cell office:value-type="float" office:value="580" calcext:value-type="float">
            <text:p>580</text:p>
          </table:table-cell>
          <table:table-cell office:value-type="float" office:value="300" calcext:value-type="float">
            <text:p>30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85" calcext:value-type="float">
            <text:p>85</text:p>
          </table:table-cell>
          <table:table-cell office:value-type="float" office:value="1030" calcext:value-type="float">
            <text:p>103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armhouse King</text:p>
          </table:table-cell>
          <table:table-cell office:value-type="float" office:value="1220" calcext:value-type="float">
            <text:p>1220</text:p>
          </table:table-cell>
          <table:table-cell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2050" calcext:value-type="float">
            <text:p>205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Hamburger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Homestyle Cheeseburger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95" calcext:value-type="float">
            <text:p>95</text:p>
          </table:table-cell>
          <table:table-cell office:value-type="float" office:value="1140" calcext:value-type="float">
            <text:p>114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Jalapeno King Sandwich</text:p>
          </table:table-cell>
          <table:table-cell office:value-type="float" office:value="990" calcext:value-type="float">
            <text:p>990</text:p>
          </table:table-cell>
          <table:table-cell office:value-type="float" office:value="585" calcext:value-type="float">
            <text:p>585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550" calcext:value-type="float">
            <text:p>155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Mushroom &amp; Swiss King</text:p>
          </table:table-cell>
          <table:table-cell office:value-type="float" office:value="940" calcext:value-type="float">
            <text:p>940</text:p>
          </table:table-cell>
          <table:table-cell office:value-type="float" office:value="567" calcext:value-type="float">
            <text:p>56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175" calcext:value-type="float">
            <text:p>175</text:p>
          </table:table-cell>
          <table:table-cell office:value-type="float" office:value="1380" calcext:value-type="float">
            <text:p>138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Rodeo Burger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Rodeo King</text:p>
          </table:table-cell>
          <table:table-cell office:value-type="float" office:value="1250" calcext:value-type="float">
            <text:p>1250</text:p>
          </table:table-cell>
          <table:table-cell office:value-type="float" office:value="738" calcext:value-type="float">
            <text:p>738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230" calcext:value-type="float">
            <text:p>230</text:p>
          </table:table-cell>
          <table:table-cell office:value-type="float" office:value="2270" calcext:value-type="float">
            <text:p>227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ourdough King Single</text:p>
          </table:table-cell>
          <table:table-cell office:value-type="float" office:value="730" calcext:value-type="float">
            <text:p>730</text:p>
          </table:table-cell>
          <table:table-cell office:value-type="float" office:value="387" calcext:value-type="float">
            <text:p>38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25" calcext:value-type="float">
            <text:p>125</text:p>
          </table:table-cell>
          <table:table-cell office:value-type="float" office:value="1570" calcext:value-type="float">
            <text:p>157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ourdough King Double</text:p>
          </table:table-cell>
          <table:table-cell office:value-type="float" office:value="970" calcext:value-type="float">
            <text:p>970</text:p>
          </table:table-cell>
          <table:table-cell office:value-type="float" office:value="549" calcext:value-type="float">
            <text:p>54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640" calcext:value-type="float">
            <text:p>164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teakhouse King</text:p>
          </table:table-cell>
          <table:table-cell office:value-type="float" office:value="1100" calcext:value-type="float">
            <text:p>1100</text:p>
          </table:table-cell>
          <table:table-cell office:value-type="float" office:value="666" calcext:value-type="float">
            <text:p>666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620" calcext:value-type="float">
            <text:p>162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&amp; Cheese Whopper</text:p>
          </table:table-cell>
          <table:table-cell office:value-type="float" office:value="770" calcext:value-type="float">
            <text:p>770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360" calcext:value-type="float">
            <text:p>136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DOUBLE WHOPPER w/o Cheese</text:p>
          </table:table-cell>
          <table:table-cell office:value-type="float" office:value="900" calcext:value-type="float">
            <text:p>900</text:p>
          </table:table-cell>
          <table:table-cell office:value-type="float" office:value="510" calcext:value-type="float">
            <text:p>51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050" calcext:value-type="float">
            <text:p>105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DOUBLE WHOPPER w/ Cheese</text:p>
          </table:table-cell>
          <table:table-cell office:value-type="float" office:value="990" calcext:value-type="float">
            <text:p>990</text:p>
          </table:table-cell>
          <table:table-cell office:value-type="float" office:value="580" calcext:value-type="float">
            <text:p>58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480" calcext:value-type="float">
            <text:p>148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WHOPPER w/o Cheese</text:p>
          </table:table-cell>
          <table:table-cell office:value-type="float" office:value="660" calcext:value-type="float">
            <text:p>66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float" office:value="980" calcext:value-type="float">
            <text:p>98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WHOPPER w/ Cheese</text:p>
          </table:table-cell>
          <table:table-cell office:value-type="float" office:value="760" calcext:value-type="float">
            <text:p>760</text:p>
          </table:table-cell>
          <table:table-cell office:value-type="float" office:value="430" calcext:value-type="float">
            <text:p>43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WHOPPER JR. w/o Cheese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WHOPPER JR. w/ Cheese</text:p>
          </table:table-cell>
          <table:table-cell office:value-type="float" office:value="380" calcext:value-type="float">
            <text:p>38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30" calcext:value-type="float">
            <text:p>73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Cheddar Ranch Chicken Salad w/ grilled Chicken &amp; Dressing</text:p>
          </table:table-cell>
          <table:table-cell office:value-type="float" office:value="590" calcext:value-type="float">
            <text:p>59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0" calcext:value-type="float">
            <text:p>154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Cheddar Ranch Chicken Salad w/ crispy Chicken &amp; Dressing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BLT Salad w/ Grilled Chicken</text:p>
          </table:table-cell>
          <table:table-cell office:value-type="float" office:value="550" calcext:value-type="float">
            <text:p>550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640" calcext:value-type="float">
            <text:p>164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BLT Salad w/ Crispy Chicken</text:p>
          </table:table-cell>
          <table:table-cell office:value-type="float" office:value="690" calcext:value-type="float">
            <text:p>690</text:p>
          </table:table-cell>
          <table:table-cell office:value-type="float" office:value="430" calcext:value-type="float">
            <text:p>43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Caesar Salad w/ Grilled Chicken</text:p>
          </table:table-cell>
          <table:table-cell office:value-type="float" office:value="530" calcext:value-type="float">
            <text:p>53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40" calcext:value-type="float">
            <text:p>164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Caesar Salad w/ Crispy Chicken</text:p>
          </table:table-cell>
          <table:table-cell office:value-type="float" office:value="670" calcext:value-type="float">
            <text:p>670</text:p>
          </table:table-cell>
          <table:table-cell office:value-type="float" office:value="380" calcext:value-type="float">
            <text:p>38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60" calcext:value-type="float">
            <text:p>17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, Apple &amp; Cranberry Salad w/ Grilled Chicken</text:p>
          </table:table-cell>
          <table:table-cell office:value-type="float" office:value="560" calcext:value-type="float">
            <text:p>56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, Apple &amp; Cranberry Salad w/ Crispy Chicken</text:p>
          </table:table-cell>
          <table:table-cell office:value-type="float" office:value="700" calcext:value-type="float">
            <text:p>700</text:p>
          </table:table-cell>
          <table:table-cell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90" calcext:value-type="float">
            <text:p>109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arden Grilled Chicken Salad w/ Grilled Chicken, no dressing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arden Grilled Chicken Salad w/ Crispy Chicken, no dressing</text:p>
          </table:table-cell>
          <table:table-cell office:value-type="float" office:value="450" calcext:value-type="float">
            <text:p>45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70" calcext:value-type="float">
            <text:p>10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ide Caesar Salad with dressing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ide Garden Salad and Avocado Ranch Dressing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acon Cheddar Ranch Crispy Chicken Sandwich</text:p>
          </table:table-cell>
          <table:table-cell office:value-type="float" office:value="830" calcext:value-type="float">
            <text:p>830</text:p>
          </table:table-cell>
          <table:table-cell office:value-type="float" office:value="468" calcext:value-type="float">
            <text:p>46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2100" calcext:value-type="float">
            <text:p>21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BQ Bacon Crispy Chicken Sandwich</text:p>
          </table:table-cell>
          <table:table-cell office:value-type="float" office:value="440" calcext:value-type="float">
            <text:p>44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ig Fish Sandwich</text:p>
          </table:table-cell>
          <table:table-cell office:value-type="float" office:value="530" calcext:value-type="float">
            <text:p>530</text:p>
          </table:table-cell>
          <table:table-cell office:value-type="float" office:value="250" calcext:value-type="float">
            <text:p>250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60" calcext:value-type="float">
            <text:p>136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BK VEGGIE Burger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30" calcext:value-type="float">
            <text:p>103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Burger</text:p>
          </table:table-cell>
          <table:table-cell office:value-type="float" office:value="480" calcext:value-type="float">
            <text:p>48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60" calcext:value-type="float">
            <text:p>11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Cordon Bleu Sandwich</text:p>
          </table:table-cell>
          <table:table-cell office:value-type="float" office:value="730" calcext:value-type="float">
            <text:p>73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30" calcext:value-type="float">
            <text:p>193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Fries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4 Piece Chicken Nugget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6 Piece Chicken Nuggets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20 Piece Chicken Nuggets</text:p>
          </table:table-cell>
          <table:table-cell office:value-type="float" office:value="950" calcext:value-type="float">
            <text:p>950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Nuggets (10pc)</text:p>
          </table:table-cell>
          <table:table-cell office:value-type="float" office:value="470" calcext:value-type="float">
            <text:p>47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hicken Parmesan Sandwich</text:p>
          </table:table-cell>
          <table:table-cell office:value-type="float" office:value="570" calcext:value-type="float">
            <text:p>570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40" calcext:value-type="float">
            <text:p>134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rispy Buffalo Chicken Melt</text:p>
          </table:table-cell>
          <table:table-cell office:value-type="float" office:value="580" calcext:value-type="float">
            <text:p>580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2310" calcext:value-type="float">
            <text:p>23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rispy Chicken Jr.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Crispy Chicken Sandwich</text:p>
          </table:table-cell>
          <table:table-cell office:value-type="float" office:value="670" calcext:value-type="float">
            <text:p>670</text:p>
          </table:table-cell>
          <table:table-cell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070" calcext:value-type="float">
            <text:p>107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rilled Chicken Sandwich</text:p>
          </table:table-cell>
          <table:table-cell office:value-type="float" office:value="470" calcext:value-type="float">
            <text:p>47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50" calcext:value-type="float">
            <text:p>8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rilled Chili Cheese Dog</text:p>
          </table:table-cell>
          <table:table-cell office:value-type="float" office:value="330" calcext:value-type="float">
            <text:p>33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rilled Hot Dog</text:p>
          </table:table-cell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Jalapeno Chicken Fries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50" calcext:value-type="float">
            <text:p>9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Original Chicken Sandwich</text:p>
          </table:table-cell>
          <table:table-cell office:value-type="float" office:value="630" calcext:value-type="float">
            <text:p>630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90" calcext:value-type="float">
            <text:p>139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Pretzel Chicken Fries</text:p>
          </table:table-cell>
          <table:table-cell office:value-type="float" office:value="340" calcext:value-type="float">
            <text:p>340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00" calcext:value-type="float">
            <text:p>12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Rodeo Crispy Chicken Sandwich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70" calcext:value-type="float">
            <text:p>87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ourdough Chicken Club</text:p>
          </table:table-cell>
          <table:table-cell office:value-type="float" office:value="840" calcext:value-type="float">
            <text:p>840</text:p>
          </table:table-cell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60" calcext:value-type="float">
            <text:p>176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4 Piece Spicy Chicken Nuggets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picy Chicken Nuggets</text:p>
          </table:table-cell>
          <table:table-cell office:value-type="float" office:value="530" calcext:value-type="float">
            <text:p>530</text:p>
          </table:table-cell>
          <table:table-cell office:value-type="float" office:value="333" calcext:value-type="float">
            <text:p>33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20" calcext:value-type="float">
            <text:p>14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picy Crispy Chicken Jr.</text:p>
          </table:table-cell>
          <table:table-cell office:value-type="float" office:value="410" calcext:value-type="float">
            <text:p>41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50" calcext:value-type="float">
            <text:p>85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picy Crispy Chicken Sandwich</text:p>
          </table:table-cell>
          <table:table-cell office:value-type="float" office:value="700" calcext:value-type="float">
            <text:p>700</text:p>
          </table:table-cell>
          <table:table-cell office:value-type="float" office:value="378" calcext:value-type="float">
            <text:p>37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40" calcext:value-type="float">
            <text:p>114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Spicy Crispy Jalapeno Chicken Sandwich</text:p>
          </table:table-cell>
          <table:table-cell office:value-type="float" office:value="760" calcext:value-type="float">
            <text:p>760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720" calcext:value-type="float">
            <text:p>172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1/2 lb. FlameThrower® GrillBurger</text:p>
          </table:table-cell>
          <table:table-cell office:value-type="float" office:value="1000" calcext:value-type="float">
            <text:p>1000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610" calcext:value-type="float">
            <text:p>16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1/2 lb. GrillBurger with Cheese</text:p>
          </table:table-cell>
          <table:table-cell office:value-type="float" office:value="800" calcext:value-type="float">
            <text:p>800</text:p>
          </table:table-cell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280" calcext:value-type="float">
            <text:p>128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1/4 lb. Bacon Cheese GrillBurger</text:p>
          </table:table-cell>
          <table:table-cell office:value-type="float" office:value="630" calcext:value-type="float">
            <text:p>630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50" calcext:value-type="float">
            <text:p>125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1/4 lb. GrillBurger with Cheese</text:p>
          </table:table-cell>
          <table:table-cell office:value-type="float" office:value="540" calcext:value-type="float">
            <text:p>5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20" calcext:value-type="float">
            <text:p>10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1/4 lb. Mushroom Swiss GrillBurger</text:p>
          </table:table-cell>
          <table:table-cell office:value-type="float" office:value="570" calcext:value-type="float">
            <text:p>570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20" calcext:value-type="float">
            <text:p>8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Original Cheeseburger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30" calcext:value-type="float">
            <text:p>9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Original Double Cheeseburger</text:p>
          </table:table-cell>
          <table:table-cell office:value-type="float" office:value="630" calcext:value-type="float">
            <text:p>63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240" calcext:value-type="float">
            <text:p>12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4 Piece Chicken Strip Basket w/ Country Gravy</text:p>
          </table:table-cell>
          <table:table-cell office:value-type="float" office:value="1030" calcext:value-type="float">
            <text:p>1030</text:p>
          </table:table-cell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80" calcext:value-type="float">
            <text:p>2780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6 Piece Chicken Strip Basket w/ Country Gravy</text:p>
          </table:table-cell>
          <table:table-cell office:value-type="float" office:value="1260" calcext:value-type="float">
            <text:p>1260</text:p>
          </table:table-cell>
          <table:table-cell office:value-type="float" office:value="590" calcext:value-type="float">
            <text:p>59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500" calcext:value-type="float">
            <text:p>3500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Bacon Cheese Dog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heese Dog</text:p>
          </table:table-cell>
          <table:table-cell office:value-type="float" office:value="390" calcext:value-type="float">
            <text:p>39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hili Cheese Dog</text:p>
          </table:table-cell>
          <table:table-cell office:value-type="float" office:value="380" calcext:value-type="float">
            <text:p>38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hili Dog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50" calcext:value-type="float">
            <text:p>10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Hot Dog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Relish Dog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Barbecue Pork Sandwich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Breaded Mushrooms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Regular Cheese Curds</text:p>
          </table:table-cell>
          <table:table-cell office:value-type="float" office:value="550" calcext:value-type="float">
            <text:p>550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Large Cheese Curds</text:p>
          </table:table-cell>
          <table:table-cell office:value-type="float" office:value="1050" calcext:value-type="float">
            <text:p>1050</text:p>
          </table:table-cell>
          <table:table-cell office:value-type="float" office:value="670" calcext:value-type="float">
            <text:p>670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210" calcext:value-type="float">
            <text:p>22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hili Cheese Mega Dog</text:p>
          </table:table-cell>
          <table:table-cell office:value-type="float" office:value="760" calcext:value-type="float">
            <text:p>760</text:p>
          </table:table-cell>
          <table:table-cell office:value-type="float" office:value="440" calcext:value-type="float">
            <text:p>440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orn Dog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rispy Fish Sandwich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10" calcext:value-type="float">
            <text:p>12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Deluxe Cheeseburger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30" calcext:value-type="float">
            <text:p>9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Deluxe Double Cheeseburger</text:p>
          </table:table-cell>
          <table:table-cell office:value-type="float" office:value="640" calcext:value-type="float">
            <text:p>64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240" calcext:value-type="float">
            <text:p>12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Deluxe Double Hamburger</text:p>
          </table:table-cell>
          <table:table-cell office:value-type="float" office:value="540" calcext:value-type="float">
            <text:p>54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Deluxe Hamburger</text:p>
          </table:table-cell>
          <table:table-cell office:value-type="float" office:value="350" calcext:value-type="float">
            <text:p>35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DQ Ultimate® Burger</text:p>
          </table:table-cell>
          <table:table-cell office:value-type="float" office:value="780" calcext:value-type="float">
            <text:p>780</text:p>
          </table:table-cell>
          <table:table-cell office:value-type="float" office:value="430" calcext:value-type="float">
            <text:p>43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390" calcext:value-type="float">
            <text:p>139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Pork Tenderloin Sandwich</text:p>
          </table:table-cell>
          <table:table-cell office:value-type="float" office:value="580" calcext:value-type="float">
            <text:p>58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10" calcext:value-type="float">
            <text:p>91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Steak Finger Basket</text:p>
          </table:table-cell>
          <table:table-cell office:value-type="float" office:value="910" calcext:value-type="float">
            <text:p>910</text:p>
          </table:table-cell>
          <table:table-cell office:value-type="float" office:value="430" calcext:value-type="float">
            <text:p>43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2210" calcext:value-type="float">
            <text:p>221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3 chicken strips Chicken Strips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60" calcext:value-type="float">
            <text:p>96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hicken Bacon Ranch Sandwich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90" calcext:value-type="float">
            <text:p>11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hicken Mozzarella Sandwich</text:p>
          </table:table-cell>
          <table:table-cell office:value-type="float" office:value="640" calcext:value-type="float">
            <text:p>64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30" calcext:value-type="float">
            <text:p>153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rispy Chicken BLT Salad</text:p>
          </table:table-cell>
          <table:table-cell office:value-type="float" office:value="520" calcext:value-type="float">
            <text:p>52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rispy Chicken Garden Greens Salad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70" calcext:value-type="float">
            <text:p>67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rispy Chicken Sandwich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50" calcext:value-type="float">
            <text:p>125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Crispy Chicken Wrap</text:p>
          </table:table-cell>
          <table:table-cell office:value-type="float" office:value="350" calcext:value-type="float">
            <text:p>35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20" calcext:value-type="float">
            <text:p>8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Grilled Chicken BLT Salad</text:p>
          </table:table-cell>
          <table:table-cell office:value-type="float" office:value="380" calcext:value-type="float">
            <text:p>38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40" calcext:value-type="float">
            <text:p>15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Grilled Chicken Garden Greens Salad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Grilled Chicken Sandwich</text:p>
          </table:table-cell>
          <table:table-cell office:value-type="float" office:value="360" calcext:value-type="float">
            <text:p>36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Grilled Chicken Wrap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Side Salad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airy Queen</text:p>
          </table:table-cell>
          <table:table-cell office:value-type="string" calcext:value-type="string">
            <text:p>Turkey BLT Sandwich</text:p>
          </table:table-cell>
          <table:table-cell office:value-type="float" office:value="550" calcext:value-type="float">
            <text:p>55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20" calcext:value-type="float">
            <text:p>14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B.L.T.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B.L.T.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60" calcext:value-type="float">
            <text:p>136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BBQ Rib Sandwich</text:p>
          </table:table-cell>
          <table:table-cell office:value-type="float" office:value="430" calcext:value-type="float">
            <text:p>43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BBQ Rib Sandwich</text:p>
          </table:table-cell>
          <table:table-cell office:value-type="float" office:value="860" calcext:value-type="float">
            <text:p>86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80" calcext:value-type="float">
            <text:p>118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Big Hot Pastrami</text:p>
          </table:table-cell>
          <table:table-cell office:value-type="float" office:value="580" calcext:value-type="float">
            <text:p>58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70" calcext:value-type="float">
            <text:p>147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Big Hot Pastrami</text:p>
          </table:table-cell>
          <table:table-cell office:value-type="float" office:value="1160" calcext:value-type="float">
            <text:p>1160</text:p>
          </table:table-cell>
          <table:table-cell office:value-type="float" office:value="620" calcext:value-type="float">
            <text:p>62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940" calcext:value-type="float">
            <text:p>294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Big Philly Cheesesteak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10" calcext:value-type="float">
            <text:p>131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Big Philly Cheesesteak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620" calcext:value-type="float">
            <text:p>262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Kids Mini Sub Black Forest Ham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Black Forest Ham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30" calcext:value-type="float">
            <text:p>83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Black Forest Ham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60" calcext:value-type="float">
            <text:p>166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Carved Turkey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90" calcext:value-type="float">
            <text:p>89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Carved Turkey</text:p>
          </table:table-cell>
          <table:table-cell office:value-type="float" office:value="660" calcext:value-type="float">
            <text:p>6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80" calcext:value-type="float">
            <text:p>17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Carved Turkey &amp; Bacon w/ Cheese</text:p>
          </table:table-cell>
          <table:table-cell office:value-type="float" office:value="570" calcext:value-type="float">
            <text:p>57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00" calcext:value-type="float">
            <text:p>160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Carved Turkey &amp; Bacon w/ Cheese</text:p>
          </table:table-cell>
          <table:table-cell office:value-type="float" office:value="1140" calcext:value-type="float">
            <text:p>1140</text:p>
          </table:table-cell>
          <table:table-cell office:value-type="float" office:value="460" calcext:value-type="float">
            <text:p>46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200" calcext:value-type="float">
            <text:p>320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Chicken &amp; Bacon Ranch Melt</text:p>
          </table:table-cell>
          <table:table-cell office:value-type="float" office:value="570" calcext:value-type="float">
            <text:p>57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80" calcext:value-type="float">
            <text:p>108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Chicken &amp; Bacon Ranch Melt</text:p>
          </table:table-cell>
          <table:table-cell office:value-type="float" office:value="1140" calcext:value-type="float">
            <text:p>1140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160" calcext:value-type="float">
            <text:p>216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Chicken Pizziola Melt</text:p>
          </table:table-cell>
          <table:table-cell office:value-type="float" office:value="460" calcext:value-type="float">
            <text:p>46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40" calcext:value-type="float">
            <text:p>114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Chicken Pizziola Melt</text:p>
          </table:table-cell>
          <table:table-cell office:value-type="float" office:value="920" calcext:value-type="float">
            <text:p>920</text:p>
          </table:table-cell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280" calcext:value-type="float">
            <text:p>228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Cold Cut Combo</text:p>
          </table:table-cell>
          <table:table-cell office:value-type="float" office:value="370" calcext:value-type="float">
            <text:p>37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40" calcext:value-type="float">
            <text:p>114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Cold Cut Combo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280" calcext:value-type="float">
            <text:p>228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Corned Beef Reuben</text:p>
          </table:table-cell>
          <table:table-cell office:value-type="float" office:value="470" calcext:value-type="float">
            <text:p>47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70" calcext:value-type="float">
            <text:p>177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Corned Beef Reuben</text:p>
          </table:table-cell>
          <table:table-cell office:value-type="float" office:value="940" calcext:value-type="float">
            <text:p>94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540" calcext:value-type="float">
            <text:p>354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Italian B.M.T.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00" calcext:value-type="float">
            <text:p>130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Italian B.M.T.</text:p>
          </table:table-cell>
          <table:table-cell office:value-type="float" office:value="820" calcext:value-type="float">
            <text:p>820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00" calcext:value-type="float">
            <text:p>260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Italian Hero</text:p>
          </table:table-cell>
          <table:table-cell office:value-type="float" office:value="550" calcext:value-type="float">
            <text:p>55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70" calcext:value-type="float">
            <text:p>147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Italian Hero</text:p>
          </table:table-cell>
          <table:table-cell office:value-type="float" office:value="1100" calcext:value-type="float">
            <text:p>1100</text:p>
          </table:table-cell>
          <table:table-cell office:value-type="float" office:value="520" calcext:value-type="float">
            <text:p>52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940" calcext:value-type="float">
            <text:p>294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Meatball Marinara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0" calcext:value-type="float">
            <text:p>95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Meatball Marinara</text:p>
          </table:table-cell>
          <table:table-cell office:value-type="float" office:value="960" calcext:value-type="float">
            <text:p>96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900" calcext:value-type="float">
            <text:p>1900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Oven Roasted Chicken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0" calcext:value-type="float">
            <text:p>64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Oven Roasted Chicken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Kids Mini Sub Roast Beef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Roast Beef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Roast Beef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Rotisserie Style Chicken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Rotisserie Style Chicken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Spicy Italian</text:p>
          </table:table-cell>
          <table:table-cell office:value-type="float" office:value="480" calcext:value-type="float">
            <text:p>48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20" calcext:value-type="float">
            <text:p>152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Spicy Italian</text:p>
          </table:table-cell>
          <table:table-cell office:value-type="float" office:value="960" calcext:value-type="float">
            <text:p>960</text:p>
          </table:table-cell>
          <table:table-cell office:value-type="float" office:value="440" calcext:value-type="float">
            <text:p>44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40" calcext:value-type="float">
            <text:p>304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Steak and Cheese</text:p>
          </table:table-cell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60" calcext:value-type="float">
            <text:p>106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Steak and Cheese</text:p>
          </table:table-cell>
          <table:table-cell office:value-type="float" office:value="760" calcext:value-type="float">
            <text:p>76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20" calcext:value-type="float">
            <text:p>21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Subway Club</text:p>
          </table:table-cell>
          <table:table-cell office:value-type="float" office:value="310" calcext:value-type="float">
            <text:p>3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Subway Club</text:p>
          </table:table-cell>
          <table:table-cell office:value-type="float" office:value="620" calcext:value-type="float">
            <text:p>6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60" calcext:value-type="float">
            <text:p>176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Subway Melt (includes cheese)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10" calcext:value-type="float">
            <text:p>12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Subway Melt (includes cheese)</text:p>
          </table:table-cell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20" calcext:value-type="float">
            <text:p>142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Subway Seafood Sensation</text:p>
          </table:table-cell>
          <table:table-cell office:value-type="float" office:value="420" calcext:value-type="float">
            <text:p>42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90" calcext:value-type="float">
            <text:p>69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Subway Seafood Sensation</text:p>
          </table:table-cell>
          <table:table-cell office:value-type="float" office:value="840" calcext:value-type="float">
            <text:p>840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80" calcext:value-type="float">
            <text:p>138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Sweet Onion Chicken Teriyaki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Sweet Onion Chicken Teriyaki</text:p>
          </table:table-cell>
          <table:table-cell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Tuna</text:p>
          </table:table-cell>
          <table:table-cell office:value-type="float" office:value="470" calcext:value-type="float">
            <text:p>470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20" calcext:value-type="float">
            <text:p>62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Tuna</text:p>
          </table:table-cell>
          <table:table-cell office:value-type="float" office:value="940" calcext:value-type="float">
            <text:p>940</text:p>
          </table:table-cell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40" calcext:value-type="float">
            <text:p>124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Turkey &amp; Bacon Avocado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60" calcext:value-type="float">
            <text:p>86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Turkey &amp; Bacon Avocado</text:p>
          </table:table-cell>
          <table:table-cell office:value-type="float" office:value="780" calcext:value-type="float">
            <text:p>780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20" calcext:value-type="float">
            <text:p>172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Kids Mini Sub Turkey Breast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Turkey Breast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0" calcext:value-type="float">
            <text:p>8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Turkey Breast</text:p>
          </table:table-cell>
          <table:table-cell office:value-type="float" office:value="560" calcext:value-type="float">
            <text:p>56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20" calcext:value-type="float">
            <text:p>162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Turkey Breast &amp; Ham</text:p>
          </table:table-cell>
          <table:table-cell office:value-type="float" office:value="280" calcext:value-type="float">
            <text:p>28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0" calcext:value-type="float">
            <text:p>82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Turkey Breast &amp; Ham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40" calcext:value-type="float">
            <text:p>164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Turkey Italiano Melt (with Provolone)</text:p>
          </table:table-cell>
          <table:table-cell office:value-type="float" office:value="490" calcext:value-type="float">
            <text:p>490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480" calcext:value-type="float">
            <text:p>148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Turkey Italiano Melt (with Provolone)</text:p>
          </table:table-cell>
          <table:table-cell office:value-type="float" office:value="980" calcext:value-type="float">
            <text:p>980</text:p>
          </table:table-cell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960" calcext:value-type="float">
            <text:p>296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Kids Mini Sub Veggie Delite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Veggie Delite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Veggie Delite</text:p>
          </table:table-cell>
          <table:table-cell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6" Veggie Patty</text:p>
          </table:table-cell>
          <table:table-cell office:value-type="float" office:value="390" calcext:value-type="float">
            <text:p>39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tlong Veggie Patty</text:p>
          </table:table-cell>
          <table:table-cell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Autumn Carved Turkey Salad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20" calcext:value-type="float">
            <text:p>11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B.L.T. Salad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Big Hot Pastrami Melt Salad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Big Philly Cheesesteak Salad</text:p>
          </table:table-cell>
          <table:table-cell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80" calcext:value-type="float">
            <text:p>108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Black Forest Ham Salad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Buffalo Chicken Salad (with Ranch dressing)</text:p>
          </table:table-cell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00" calcext:value-type="float">
            <text:p>11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arved Turkey &amp; Bacon w/ Cheese Salad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20" calcext:value-type="float">
            <text:p>13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arved Turkey Salad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hicken &amp; Bacon Ranch Melt Salad (includes Ranch dressing)</text:p>
          </table:table-cell>
          <table:table-cell office:value-type="float" office:value="510" calcext:value-type="float">
            <text:p>510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40" calcext:value-type="float">
            <text:p>104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old Cut Combo Salad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ouble Chicken Salad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Italian B.M.T.® Salad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Italian Hero Salad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Meatball Marinara Salad</text:p>
          </table:table-cell>
          <table:table-cell office:value-type="float" office:value="310" calcext:value-type="float">
            <text:p>31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Oven Roasted Chicken Salad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Roast Beef Salad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picy Italian Salad</text:p>
          </table:table-cell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teak &amp; Cheese Salad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ubway Club Salad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ubway Melt® Salad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10" calcext:value-type="float">
            <text:p>9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weet Onion Chicken Teriyaki Salad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una Salad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urkey Breast &amp; Ham Salad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urkey Breast Salad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Veggie Delite Sala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hipotle Southwest Steak &amp; Cheese Wrap</text:p>
          </table:table-cell>
          <table:table-cell office:value-type="float" office:value="760" calcext:value-type="float">
            <text:p>760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Rotisserie-Style Chicken Caesar Wrap</text:p>
          </table:table-cell>
          <table:table-cell office:value-type="float" office:value="730" calcext:value-type="float">
            <text:p>73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1900" calcext:value-type="float">
            <text:p>19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urkey, Bacon &amp; Guacamole Wrap</text:p>
          </table:table-cell>
          <table:table-cell office:value-type="float" office:value="810" calcext:value-type="float">
            <text:p>810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float" office:value="2970" calcext:value-type="float">
            <text:p>297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heese &amp; Veggies Pizza</text:p>
          </table:table-cell>
          <table:table-cell office:value-type="float" office:value="740" calcext:value-type="float">
            <text:p>740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70" calcext:value-type="float">
            <text:p>127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heese Pizza</text:p>
          </table:table-cell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70" calcext:value-type="float">
            <text:p>107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Pepperoni Pizza</text:p>
          </table:table-cell>
          <table:table-cell office:value-type="float" office:value="790" calcext:value-type="float">
            <text:p>79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ausage Pizza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20" calcext:value-type="float">
            <text:p>142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1/2 lb.* Cheesy Potato Burrito</text:p>
          </table:table-cell>
          <table:table-cell office:value-type="float" office:value="540" calcext:value-type="float">
            <text:p>54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60" calcext:value-type="float">
            <text:p>136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1/2 lb.* Combo Burrito</text:p>
          </table:table-cell>
          <table:table-cell office:value-type="float" office:value="460" calcext:value-type="float">
            <text:p>460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20" calcext:value-type="float">
            <text:p>132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7-Layer Burrito</text:p>
          </table:table-cell>
          <table:table-cell office:value-type="float" office:value="510" calcext:value-type="float">
            <text:p>51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90" calcext:value-type="float">
            <text:p>109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an Burrito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y 5-Layer Burrito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70" calcext:value-type="float">
            <text:p>127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y Fritos® Burrito</text:p>
          </table:table-cell>
          <table:table-cell office:value-type="float" office:value="440" calcext:value-type="float">
            <text:p>44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lack Bean Burrito</text:p>
          </table:table-cell>
          <table:table-cell office:value-type="float" office:value="410" calcext:value-type="float">
            <text:p>41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urrito Supreme® – Beef</text:p>
          </table:table-cell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90" calcext:value-type="float">
            <text:p>109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urrito Supreme® - Chicken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50" calcext:value-type="float">
            <text:p>105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urrito Supreme® - Steak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90" calcext:value-type="float">
            <text:p>109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antina Power Burrito - Chicken</text:p>
          </table:table-cell>
          <table:table-cell office:value-type="float" office:value="760" calcext:value-type="float">
            <text:p>760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antina Power Burrito - Steak</text:p>
          </table:table-cell>
          <table:table-cell office:value-type="float" office:value="780" calcext:value-type="float">
            <text:p>78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antina Power Burrito - Veggie</text:p>
          </table:table-cell>
          <table:table-cell office:value-type="float" office:value="740" calcext:value-type="float">
            <text:p>74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50" calcext:value-type="float">
            <text:p>1750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eesy Bean and Rice Burrito</text:p>
          </table:table-cell>
          <table:table-cell office:value-type="float" office:value="420" calcext:value-type="float">
            <text:p>42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li Cheese Burrito</text:p>
          </table:table-cell>
          <table:table-cell office:value-type="float" office:value="380" calcext:value-type="float">
            <text:p>38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en Crunchy Cheesy Core Burrito</text:p>
          </table:table-cell>
          <table:table-cell office:value-type="float" office:value="610" calcext:value-type="float">
            <text:p>610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10" calcext:value-type="float">
            <text:p>15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teak Crunchy Cheesy Core Burrito</text:p>
          </table:table-cell>
          <table:table-cell office:value-type="float" office:value="610" calcext:value-type="float">
            <text:p>610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20" calcext:value-type="float">
            <text:p>15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 Crunchy Cheesy Core Burrito</text:p>
          </table:table-cell>
          <table:table-cell office:value-type="float" office:value="630" calcext:value-type="float">
            <text:p>63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530" calcext:value-type="float">
            <text:p>153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Loaded Taco Burrito</text:p>
          </table:table-cell>
          <table:table-cell office:value-type="float" office:value="550" calcext:value-type="float">
            <text:p>55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130" calcext:value-type="float">
            <text:p>113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en Quesarito</text:p>
          </table:table-cell>
          <table:table-cell office:value-type="float" office:value="620" calcext:value-type="float">
            <text:p>62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teak Quesarito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 Quesarito</text:p>
          </table:table-cell>
          <table:table-cell office:value-type="float" office:value="650" calcext:value-type="float">
            <text:p>650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450" calcext:value-type="float">
            <text:p>145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hredded Chicken Burrito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60" calcext:value-type="float">
            <text:p>9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mothered Burrito - Beef</text:p>
          </table:table-cell>
          <table:table-cell office:value-type="float" office:value="710" calcext:value-type="float">
            <text:p>710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60" calcext:value-type="float">
            <text:p>22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mothered Burrito - Shredded Chicken</text:p>
          </table:table-cell>
          <table:table-cell office:value-type="float" office:value="650" calcext:value-type="float">
            <text:p>65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30" calcext:value-type="float">
            <text:p>223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mothered Burrito - Steak</text:p>
          </table:table-cell>
          <table:table-cell office:value-type="float" office:value="670" calcext:value-type="float">
            <text:p>67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2080" calcext:value-type="float">
            <text:p>208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en Spicy Cheesy Core Burrito</text:p>
          </table:table-cell>
          <table:table-cell office:value-type="float" office:value="540" calcext:value-type="float">
            <text:p>54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40" calcext:value-type="float">
            <text:p>174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teak Spicy Cheesy Core Burrito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0" calcext:value-type="float">
            <text:p>17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 Spicy Cheesy Core Burrito</text:p>
          </table:table-cell>
          <table:table-cell office:value-type="float" office:value="570" calcext:value-type="float">
            <text:p>57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760" calcext:value-type="float">
            <text:p>176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Triple Melt Burrito</text:p>
          </table:table-cell>
          <table:table-cell office:value-type="float" office:value="410" calcext:value-type="float">
            <text:p>41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30" calcext:value-type="float">
            <text:p>103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XXL Grilled Stuft Burrito - Beef</text:p>
          </table:table-cell>
          <table:table-cell office:value-type="float" office:value="880" calcext:value-type="float">
            <text:p>880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20" calcext:value-type="float">
            <text:p>202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XXL Grilled Stuft Burrito - Chicken</text:p>
          </table:table-cell>
          <table:table-cell office:value-type="float" office:value="830" calcext:value-type="float">
            <text:p>830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40" calcext:value-type="float">
            <text:p>194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XXL Grilled Stuft Burrito - Steak</text:p>
          </table:table-cell>
          <table:table-cell office:value-type="float" office:value="820" calcext:value-type="float">
            <text:p>82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20" calcext:value-type="float">
            <text:p>202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en Soft Taco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ool Ranch® Doritos® Double Decker® Taco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70" calcext:value-type="float">
            <text:p>77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ool Ranch® Doritos® Locos Taco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ool Ranch® Doritos® Locos Taco Suprem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runchy Taco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runchy Taco Supreme®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uble Decker® Taco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0" calcext:value-type="float">
            <text:p>64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UBLE DECKER® Taco Supreme®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0" calcext:value-type="float">
            <text:p>67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picy Sweet Double Stacked Taco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ool Ranch Habanero Double Stacked Taco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630" calcext:value-type="float">
            <text:p>63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 Crunch Double Stacked Taco</text:p>
          </table:table-cell>
          <table:table-cell office:value-type="float" office:value="380" calcext:value-type="float">
            <text:p>38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50" calcext:value-type="float">
            <text:p>6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iery Doritos® Double Decker® Taco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70" calcext:value-type="float">
            <text:p>7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iery Doritos® Locos Taco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iery Doritos® Locos Taco Supreme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Grilled Steak Soft Taco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 Cheese Doritos® Double Decker® Taco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60" calcext:value-type="float">
            <text:p>76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 Cheese Doritos® Locos Tacos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 Cheese Doritos® Locos Tacos Suprem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oft Taco Supreme® – Beef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oft Taco-Beef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0" calcext:value-type="float">
            <text:p>5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picy Potato Soft Taco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alupa Supreme® - Chicken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alupa Supreme® - Steak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70" calcext:value-type="float">
            <text:p>57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alupa Supreme®–Beef</text:p>
          </table:table-cell>
          <table:table-cell office:value-type="float" office:value="370" calcext:value-type="float">
            <text:p>37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70" calcext:value-type="float">
            <text:p>57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uble Chalupa</text:p>
          </table:table-cell>
          <table:table-cell office:value-type="float" office:value="600" calcext:value-type="float">
            <text:p>600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10" calcext:value-type="float">
            <text:p>10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Wild Naked Chicken Chalupa</text:p>
          </table:table-cell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70" calcext:value-type="float">
            <text:p>107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Mild Naked Chicken Chalupa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90" calcext:value-type="float">
            <text:p>109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picy Double Chalupa</text:p>
          </table:table-cell>
          <table:table-cell office:value-type="float" office:value="600" calcext:value-type="float">
            <text:p>600</text:p>
          </table:table-cell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240" calcext:value-type="float">
            <text:p>124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Bean Burrito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Burrito Supreme® – Chicken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20" calcext:value-type="float">
            <text:p>102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Burrito Supreme® – Steak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Chicken Soft Taco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Crunchy Taco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Grilled Steak Soft Taco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resco Soft Taco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eesy Gordita Crunch</text:p>
          </table:table-cell>
          <table:table-cell office:value-type="float" office:value="490" calcext:value-type="float">
            <text:p>49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ritos® Cheesy Gordita Crunch - Cool Ranch</text:p>
          </table:table-cell>
          <table:table-cell office:value-type="float" office:value="490" calcext:value-type="float">
            <text:p>49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90" calcext:value-type="float">
            <text:p>8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ritos® Cheesy Gordita Crunch - Fiery</text:p>
          </table:table-cell>
          <table:table-cell office:value-type="float" office:value="490" calcext:value-type="float">
            <text:p>49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90" calcext:value-type="float">
            <text:p>89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ritos® Cheesy Gordita Crunch - Nacho Cheese</text:p>
          </table:table-cell>
          <table:table-cell office:value-type="float" office:value="490" calcext:value-type="float">
            <text:p>49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uble Cheesy Gordita Crunch</text:p>
          </table:table-cell>
          <table:table-cell office:value-type="float" office:value="570" calcext:value-type="float">
            <text:p>570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10" calcext:value-type="float">
            <text:p>111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Gordita Supreme® – Beef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Gordita Supreme® - Chicken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10" calcext:value-type="float">
            <text:p>5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Gordita Supreme® - Steak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 Fries Bellgrande</text:p>
          </table:table-cell>
          <table:table-cell office:value-type="float" office:value="710" calcext:value-type="float">
            <text:p>710</text:p>
          </table:table-cell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20" calcext:value-type="float">
            <text:p>142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s BellGrande®</text:p>
          </table:table-cell>
          <table:table-cell office:value-type="float" office:value="760" calcext:value-type="float">
            <text:p>760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Nachos Supreme</text:p>
          </table:table-cell>
          <table:table-cell office:value-type="float" office:value="430" calcext:value-type="float">
            <text:p>43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Triple Layer Nachos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Triple Melt Nachos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y Cheddar Crunchwrap Slider</text:p>
          </table:table-cell>
          <table:table-cell office:value-type="float" office:value="410" calcext:value-type="float">
            <text:p>41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0" calcext:value-type="float">
            <text:p>96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y Mini Quesadilla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y Nacho Griller</text:p>
          </table:table-cell>
          <table:table-cell office:value-type="float" office:value="420" calcext:value-type="float">
            <text:p>420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70" calcext:value-type="float">
            <text:p>87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LT Crunchwrap Slider</text:p>
          </table:table-cell>
          <table:table-cell office:value-type="float" office:value="430" calcext:value-type="float">
            <text:p>43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antina Power Bowl - Chicken</text:p>
          </table:table-cell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antina Power Bowl - Steak</text:p>
          </table:table-cell>
          <table:table-cell office:value-type="float" office:value="580" calcext:value-type="float">
            <text:p>58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60" calcext:value-type="float">
            <text:p>146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antina Power Bowl - Veggie</text:p>
          </table:table-cell>
          <table:table-cell office:value-type="float" office:value="540" calcext:value-type="float">
            <text:p>54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0" calcext:value-type="float">
            <text:p>131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eese Quesadilla</text:p>
          </table:table-cell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eese Roll-Up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en Quesadilla</text:p>
          </table:table-cell>
          <table:table-cell office:value-type="float" office:value="520" calcext:value-type="float">
            <text:p>52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10" calcext:value-type="float">
            <text:p>12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star</text:p>
          </table:table-cell>
          <table:table-cell office:value-type="float" office:value="620" calcext:value-type="float">
            <text:p>620</text:p>
          </table:table-cell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90" calcext:value-type="float">
            <text:p>129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li Cheese Burrito</text:p>
          </table:table-cell>
          <table:table-cell office:value-type="float" office:value="380" calcext:value-type="float">
            <text:p>380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potle Crispy Chicken Griller</text:p>
          </table:table-cell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0" calcext:value-type="float">
            <text:p>6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rispy Chicken Quesadilla</text:p>
          </table:table-cell>
          <table:table-cell office:value-type="float" office:value="650" calcext:value-type="float">
            <text:p>650</text:p>
          </table:table-cell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runchwrap Supreme®</text:p>
          </table:table-cell>
          <table:table-cell office:value-type="float" office:value="540" calcext:value-type="float">
            <text:p>54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0" calcext:value-type="float">
            <text:p>111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Double Tostada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Express Taco Salad w/ Chips</text:p>
          </table:table-cell>
          <table:table-cell office:value-type="float" office:value="580" calcext:value-type="float">
            <text:p>58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70" calcext:value-type="float">
            <text:p>127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Loaded Potato Griller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0" calcext:value-type="float">
            <text:p>112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Mexican Pizza</text:p>
          </table:table-cell>
          <table:table-cell office:value-type="float" office:value="540" calcext:value-type="float">
            <text:p>540</text:p>
          </table:table-cell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60" calcext:value-type="float">
            <text:p>86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MexiMelt®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teak Quesalupa</text:p>
          </table:table-cell>
          <table:table-cell office:value-type="float" office:value="440" calcext:value-type="float">
            <text:p>440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Chicken Quesalupa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Beef Quesalupa</text:p>
          </table:table-cell>
          <table:table-cell office:value-type="float" office:value="460" calcext:value-type="float">
            <text:p>460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hredded Chicken Mini Quesadilla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picy Chicken Crunchwrap Slider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picy Tostada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tacker</text:p>
          </table:table-cell>
          <table:table-cell office:value-type="float" office:value="390" calcext:value-type="float">
            <text:p>390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050" calcext:value-type="float">
            <text:p>105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teak Quesadilla</text:p>
          </table:table-cell>
          <table:table-cell office:value-type="float" office:value="520" calcext:value-type="float">
            <text:p>520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50" calcext:value-type="float">
            <text:p>12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Original Triple Double Crunchwrap</text:p>
          </table:table-cell>
          <table:table-cell office:value-type="float" office:value="700" calcext:value-type="float">
            <text:p>70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550" calcext:value-type="float">
            <text:p>155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Spicy Triple Double Crunchwrap</text:p>
          </table:table-cell>
          <table:table-cell office:value-type="float" office:value="780" calcext:value-type="float">
            <text:p>780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850" calcext:value-type="float">
            <text:p>185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Express Taco Salad w/ Chips</text:p>
          </table:table-cell>
          <table:table-cell office:value-type="float" office:value="580" calcext:value-type="float">
            <text:p>580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70" calcext:value-type="float">
            <text:p>127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iesta Taco Salad-Beef</text:p>
          </table:table-cell>
          <table:table-cell office:value-type="float" office:value="780" calcext:value-type="float">
            <text:p>780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340" calcext:value-type="float">
            <text:p>134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iesta Taco Salad-Chicken</text:p>
          </table:table-cell>
          <table:table-cell office:value-type="float" office:value="720" calcext:value-type="float">
            <text:p>720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60" calcext:value-type="float">
            <text:p>12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iesta Taco Salad-Steak</text:p>
          </table:table-cell>
          <table:table-cell office:value-type="float" office:value="720" calcext:value-type="float">
            <text:p>720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40" calcext:value-type="float">
            <text:p>13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8641" meta:object-count="0"/>
  </office:meta>
</office:document-meta>
</file>